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82CD5E7FFB28529D.png" manifest:media-type="image/png"/>
  <manifest:file-entry manifest:full-path="Pictures/1000020100000100000001002BB353AC0418F9FF.png" manifest:media-type="image/png"/>
  <manifest:file-entry manifest:full-path="Pictures/100002010000010000000100E2E208048C57221D.png" manifest:media-type="image/png"/>
  <manifest:file-entry manifest:full-path="Pictures/100002010000010000000100689BFD8BB44CA981.png" manifest:media-type="image/png"/>
  <manifest:file-entry manifest:full-path="Pictures/10000201000004000000040012E7ECE97E92A21E.png" manifest:media-type="image/png"/>
  <manifest:file-entry manifest:full-path="Pictures/100002010000040000000400FF6DD0D8F471D1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78cm" fo:min-width="1.619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87cm" fo:min-width="4.091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78cm" fo:min-width="2.114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78cm" fo:min-width="1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87cm" fo:min-width="3.39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cm" fo:min-width="3.3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77cm" fo:min-width="3.3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8cm" fo:min-width="3.3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3.39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87cm" fo:min-width="3.39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6cm" fo:min-width="3.39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3.3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3.39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8cm" svg:height="3.8cm" svg:x="3.9cm" svg:y="4.599cm">
          <draw:image xlink:href="Pictures/100002010000040000000400FF6DD0D8F471D1CB.png" xlink:type="simple" xlink:show="embed" xlink:actuate="onLoad" loext:mime-type="image/png">
            <text:p/>
          </draw:image>
        </draw:frame>
        <draw:frame draw:style-name="gr2" draw:text-style-name="P2" draw:layer="layout" svg:width="2.119cm" svg:height="3.628cm" svg:x="4.7cm" svg:y="7.536cm">
          <draw:text-box>
            <text:p><text:span text:style-name="T1">Client</text:span></text:p>
          </draw:text-box>
        </draw:frame>
        <draw:frame draw:style-name="gr1" draw:text-style-name="P1" draw:layer="layout" svg:width="2.414cm" svg:height="2.414cm" svg:x="13.986cm" svg:y="5.384cm">
          <draw:image xlink:href="Pictures/10000201000004000000040012E7ECE97E92A21E.png" xlink:type="simple" xlink:show="embed" xlink:actuate="onLoad" loext:mime-type="image/png">
            <text:p/>
          </draw:image>
        </draw:frame>
        <draw:line draw:style-name="gr3" draw:text-style-name="P3" draw:layer="layout" svg:x1="7.8cm" svg:y1="6.599cm" svg:x2="14.2cm" svg:y2="6.599cm">
          <text:p/>
        </draw:line>
        <draw:frame draw:style-name="gr1" draw:text-style-name="P1" draw:layer="layout" svg:width="0.6cm" svg:height="0.6cm" svg:x="14.9cm" svg:y="4.998cm">
          <draw:image xlink:href="Pictures/100002010000010000000100689BFD8BB44CA981.png" xlink:type="simple" xlink:show="embed" xlink:actuate="onLoad" loext:mime-type="image/png">
            <text:p/>
          </draw:image>
        </draw:frame>
        <draw:frame draw:style-name="gr4" draw:text-style-name="P2" draw:layer="layout" svg:width="4.591cm" svg:height="4.337cm" svg:x="12.901cm" svg:y="7.536cm">
          <draw:text-box>
            <text:p><text:span text:style-name="T1"><text:a xlink:href="http://localhost/" xlink:type="simple">http://localhost</text:a></text:span><text:span text:style-name="T1"><text:line-break/></text:span><text:span text:style-name="T1">proxy reverse</text:span></text:p>
          </draw:text-box>
        </draw:frame>
        <draw:line draw:style-name="gr5" draw:text-style-name="P3" draw:layer="layout" svg:x1="16.2cm" svg:y1="6.598cm" svg:x2="19.4cm" svg:y2="6.598cm">
          <text:p/>
        </draw:line>
        <draw:line draw:style-name="gr5" draw:text-style-name="P3" draw:layer="layout" svg:x1="15.18cm" svg:y1="2.298cm" svg:x2="19.4cm" svg:y2="2.298cm">
          <text:p/>
        </draw:line>
        <draw:line draw:style-name="gr5" draw:text-style-name="P3" draw:layer="layout" svg:x1="19.4cm" svg:y1="2.298cm" svg:x2="19.4cm" svg:y2="6.598cm">
          <text:p/>
        </draw:line>
        <draw:line draw:style-name="gr3" draw:text-style-name="P3" draw:layer="layout" svg:x1="15.198cm" svg:y1="2.298cm" svg:x2="15.18cm" svg:y2="4.795cm">
          <text:p/>
        </draw:line>
        <draw:frame draw:style-name="gr6" draw:text-style-name="P2" draw:layer="layout" svg:width="2.614cm" svg:height="3.628cm" svg:x="19.401cm" svg:y="3.836cm">
          <draw:text-box>
            <text:p><text:span text:style-name="T1">server1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3.8cm" svg:height="3.8cm" svg:x="3.9cm" svg:y="4.599cm">
          <draw:image xlink:href="Pictures/100002010000040000000400FF6DD0D8F471D1CB.png" xlink:type="simple" xlink:show="embed" xlink:actuate="onLoad" loext:mime-type="image/png">
            <text:p/>
          </draw:image>
        </draw:frame>
        <draw:frame draw:style-name="gr2" draw:text-style-name="P2" draw:layer="layout" svg:width="2.119cm" svg:height="3.628cm" svg:x="4.7cm" svg:y="7.536cm">
          <draw:text-box>
            <text:p><text:span text:style-name="T1">Client</text:span></text:p>
          </draw:text-box>
        </draw:frame>
        <draw:frame draw:style-name="gr1" draw:text-style-name="P1" draw:layer="layout" svg:width="2.414cm" svg:height="2.414cm" svg:x="13.986cm" svg:y="5.384cm">
          <draw:image xlink:href="Pictures/10000201000004000000040012E7ECE97E92A21E.png" xlink:type="simple" xlink:show="embed" xlink:actuate="onLoad" loext:mime-type="image/png">
            <text:p/>
          </draw:image>
        </draw:frame>
        <draw:line draw:style-name="gr3" draw:text-style-name="P3" draw:layer="layout" svg:x1="7.8cm" svg:y1="6.599cm" svg:x2="14.2cm" svg:y2="6.599cm">
          <text:p/>
        </draw:line>
        <draw:frame draw:style-name="gr1" draw:text-style-name="P1" draw:layer="layout" svg:width="0.6cm" svg:height="0.6cm" svg:x="14.9cm" svg:y="4.998cm">
          <draw:image xlink:href="Pictures/100002010000010000000100689BFD8BB44CA981.png" xlink:type="simple" xlink:show="embed" xlink:actuate="onLoad" loext:mime-type="image/png">
            <text:p/>
          </draw:image>
        </draw:frame>
        <draw:frame draw:style-name="gr4" draw:text-style-name="P2" draw:layer="layout" svg:width="4.591cm" svg:height="4.337cm" svg:x="12.901cm" svg:y="7.536cm">
          <draw:text-box>
            <text:p><text:span text:style-name="T1"><text:a xlink:href="http://localhost/" xlink:type="simple">http://localhost</text:a></text:span><text:span text:style-name="T1"><text:line-break/></text:span><text:span text:style-name="T1">proxy reverse</text:span></text:p>
          </draw:text-box>
        </draw:frame>
        <draw:line draw:style-name="gr5" draw:text-style-name="P3" draw:layer="layout" svg:x1="16.2cm" svg:y1="6.598cm" svg:x2="19.4cm" svg:y2="6.598cm">
          <text:p/>
        </draw:line>
        <draw:line draw:style-name="gr5" draw:text-style-name="P3" draw:layer="layout" svg:x1="15.18cm" svg:y1="2.298cm" svg:x2="19.4cm" svg:y2="2.298cm">
          <text:p/>
        </draw:line>
        <draw:line draw:style-name="gr5" draw:text-style-name="P3" draw:layer="layout" svg:x1="19.4cm" svg:y1="2.298cm" svg:x2="19.4cm" svg:y2="6.598cm">
          <text:p/>
        </draw:line>
        <draw:line draw:style-name="gr3" draw:text-style-name="P3" draw:layer="layout" svg:x1="15.198cm" svg:y1="2.298cm" svg:x2="15.18cm" svg:y2="4.795cm">
          <text:p/>
        </draw:line>
        <draw:frame draw:style-name="gr6" draw:text-style-name="P2" draw:layer="layout" svg:width="2.614cm" svg:height="3.628cm" svg:x="19.401cm" svg:y="3.836cm">
          <draw:text-box>
            <text:p><text:span text:style-name="T1">server1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3.8cm" svg:height="3.8cm" svg:x="0.2cm" svg:y="6.198cm">
          <draw:image xlink:href="Pictures/100002010000040000000400FF6DD0D8F471D1CB.png" xlink:type="simple" xlink:show="embed" xlink:actuate="onLoad" loext:mime-type="image/png">
            <text:p/>
          </draw:image>
        </draw:frame>
        <draw:frame draw:style-name="gr8" draw:text-style-name="P2" draw:layer="layout" svg:width="2.119cm" svg:height="3.628cm" svg:x="1cm" svg:y="9.136cm">
          <draw:text-box>
            <text:p><text:span text:style-name="T1">Client</text:span></text:p>
          </draw:text-box>
        </draw:frame>
        <draw:frame draw:style-name="gr1" draw:text-style-name="P1" draw:layer="layout" svg:width="2.414cm" svg:height="2.414cm" svg:x="6.386cm" svg:y="6.984cm">
          <draw:image xlink:href="Pictures/10000201000004000000040012E7ECE97E92A21E.png" xlink:type="simple" xlink:show="embed" xlink:actuate="onLoad" loext:mime-type="image/png">
            <text:p/>
          </draw:image>
        </draw:frame>
        <draw:line draw:style-name="gr3" draw:text-style-name="P3" draw:layer="layout" svg:x1="4cm" svg:y1="8.198cm" svg:x2="6.4cm" svg:y2="8.198cm">
          <text:p/>
        </draw:line>
        <draw:frame draw:style-name="gr1" draw:text-style-name="P1" draw:layer="layout" svg:width="0.6cm" svg:height="0.6cm" svg:x="7.3cm" svg:y="6.598cm">
          <draw:image xlink:href="Pictures/100002010000010000000100689BFD8BB44CA981.png" xlink:type="simple" xlink:show="embed" xlink:actuate="onLoad" loext:mime-type="image/png">
            <text:p/>
          </draw:image>
        </draw:frame>
        <draw:frame draw:style-name="gr9" draw:text-style-name="P2" draw:layer="layout" svg:width="4.591cm" svg:height="4.337cm" svg:x="5.301cm" svg:y="9.136cm">
          <draw:text-box>
            <text:p><text:span text:style-name="T1"><text:a xlink:href="http://localhost/" xlink:type="simple">http://localhost</text:a></text:span><text:span text:style-name="T1"><text:line-break/></text:span><text:span text:style-name="T1">proxy reverse</text:span></text:p>
          </draw:text-box>
        </draw:frame>
        <draw:line draw:style-name="gr3" draw:text-style-name="P3" draw:layer="layout" svg:x1="9.1cm" svg:y1="8.198cm" svg:x2="13.7cm" svg:y2="8.198cm">
          <text:p/>
        </draw:line>
        <draw:line draw:style-name="gr5" draw:text-style-name="P3" draw:layer="layout" svg:x1="10.8cm" svg:y1="3.298cm" svg:x2="10.8cm" svg:y2="13.198cm">
          <text:p/>
        </draw:line>
        <draw:line draw:style-name="gr3" draw:text-style-name="P3" draw:layer="layout" svg:x1="10.8cm" svg:y1="3.298cm" svg:x2="13.6cm" svg:y2="3.298cm">
          <text:p/>
        </draw:line>
        <draw:line draw:style-name="gr3" draw:text-style-name="P3" draw:layer="layout" svg:x1="10.8cm" svg:y1="13.198cm" svg:x2="13.6cm" svg:y2="13.198cm">
          <text:p/>
        </draw:line>
        <draw:frame draw:style-name="gr1" draw:text-style-name="P1" draw:layer="layout" svg:width="2.414cm" svg:height="2.414cm" svg:x="13.887cm" svg:y="6.985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10" draw:text-style-name="P2" draw:layer="layout" svg:width="5.998cm" svg:height="1.69cm" svg:x="12.202cm" svg:y="9.11cm">
          <draw:text-box>
            <text:p><text:span text:style-name="T1"><text:a xlink:href="http://server2:8082/" xlink:type="simple">http://server2:8082</text:a></text:span><text:span text:style-name="T1"><text:line-break/></text:span><text:span text:style-name="T1"> <text:s text:c="4"/>CSS Server</text:span></text:p>
          </draw:text-box>
        </draw:frame>
        <draw:frame draw:style-name="gr1" draw:text-style-name="P1" draw:layer="layout" svg:width="2.414cm" svg:height="2.414cm" svg:x="13.788cm" svg:y="11.886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11" draw:text-style-name="P2" draw:layer="layout" svg:width="7.497cm" svg:height="3.627cm" svg:x="12.703cm" svg:y="14.038cm">
          <draw:text-box>
            <text:p><text:span text:style-name="T1"><text:a xlink:href="http://games1:9001/" xlink:type="simple">http://games1:9001</text:a></text:span><text:span text:style-name="T1"><text:line-break/></text:span><text:span text:style-name="T1">Java – Spring Boot</text:span></text:p>
          </draw:text-box>
        </draw:frame>
        <draw:frame draw:style-name="gr1" draw:text-style-name="P1" draw:layer="layout" svg:width="2.414cm" svg:height="2.414cm" svg:x="13.688cm" svg:y="1.886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12" draw:text-style-name="P2" draw:layer="layout" svg:width="7.598cm" svg:height="2.918cm" svg:x="12.802cm" svg:y="3.838cm">
          <draw:text-box>
            <text:p><text:span text:style-name="T1"><text:a xlink:href="http://server1:8081/" xlink:type="simple">http://server1:8081</text:a></text:span><text:span text:style-name="T1"><text:line-break/></text:span><text:span text:style-name="T1">HTML Server</text:span></text:p>
          </draw:text-box>
        </draw:frame>
        <draw:frame draw:style-name="gr1" draw:text-style-name="P1" draw:layer="layout" svg:width="1.055cm" svg:height="1.055cm" svg:x="14.6cm" svg:y="6.198cm">
          <draw:image xlink:href="Pictures/100002010000010000000100E2E208048C57221D.png" xlink:type="simple" xlink:show="embed" xlink:actuate="onLoad" loext:mime-type="image/png">
            <text:p/>
          </draw:image>
        </draw:frame>
        <draw:frame draw:style-name="gr1" draw:text-style-name="P1" draw:layer="layout" svg:width="0.9cm" svg:height="0.9cm" svg:x="14.4cm" svg:y="1.135cm">
          <draw:image xlink:href="Pictures/1000020100000100000001002BB353AC0418F9FF.png" xlink:type="simple" xlink:show="embed" xlink:actuate="onLoad" loext:mime-type="image/png">
            <text:p/>
          </draw:image>
        </draw:frame>
        <draw:frame draw:style-name="gr1" draw:text-style-name="P1" draw:layer="layout" svg:width="1.008cm" svg:height="1.008cm" svg:x="14.4cm" svg:y="10.998cm">
          <draw:image xlink:href="Pictures/10000201000001000000010082CD5E7FFB28529D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.893cm" svg:height="1.893cm" svg:x="0.2cm" svg:y="3.658cm">
          <draw:image xlink:href="Pictures/100002010000040000000400FF6DD0D8F471D1CB.png" xlink:type="simple" xlink:show="embed" xlink:actuate="onLoad" loext:mime-type="image/png">
            <text:p/>
          </draw:image>
        </draw:frame>
        <draw:frame draw:style-name="gr13" draw:text-style-name="P2" draw:layer="layout" svg:width="2.458cm" svg:height="1.205cm" svg:x="2.742cm" svg:y="5.122cm">
          <draw:text-box>
            <text:p><text:span text:style-name="T2"><text:a xlink:href="http://localhost/" xlink:type="simple">http://localhost</text:a></text:span><text:span text:style-name="T2"><text:line-break/></text:span><text:span text:style-name="T2">proxy reverse</text:span></text:p>
          </draw:text-box>
        </draw:frame>
        <draw:frame draw:style-name="gr1" draw:text-style-name="P1" draw:layer="layout" svg:width="1.203cm" svg:height="1.203cm" svg:x="3.282cm" svg:y="4.049cm">
          <draw:image xlink:href="Pictures/10000201000004000000040012E7ECE97E92A21E.png" xlink:type="simple" xlink:show="embed" xlink:actuate="onLoad" loext:mime-type="image/png">
            <text:p/>
          </draw:image>
        </draw:frame>
        <draw:line draw:style-name="gr3" draw:text-style-name="P3" draw:layer="layout" svg:x1="2.093cm" svg:y1="4.654cm" svg:x2="3.289cm" svg:y2="4.654cm">
          <text:p/>
        </draw:line>
        <draw:frame draw:style-name="gr1" draw:text-style-name="P1" draw:layer="layout" svg:width="0.299cm" svg:height="0.299cm" svg:x="3.738cm" svg:y="3.857cm">
          <draw:image xlink:href="Pictures/100002010000010000000100689BFD8BB44CA981.png" xlink:type="simple" xlink:show="embed" xlink:actuate="onLoad" loext:mime-type="image/png">
            <text:p/>
          </draw:image>
        </draw:frame>
        <draw:line draw:style-name="gr3" draw:text-style-name="P3" draw:layer="layout" svg:x1="4.635cm" svg:y1="4.654cm" svg:x2="6.927cm" svg:y2="4.654cm">
          <text:p/>
        </draw:line>
        <draw:line draw:style-name="gr5" draw:text-style-name="P3" draw:layer="layout" svg:x1="5.482cm" svg:y1="2.213cm" svg:x2="5.482cm" svg:y2="7.146cm">
          <text:p/>
        </draw:line>
        <draw:line draw:style-name="gr3" draw:text-style-name="P3" draw:layer="layout" svg:x1="5.482cm" svg:y1="2.213cm" svg:x2="6.877cm" svg:y2="2.213cm">
          <text:p/>
        </draw:line>
        <draw:line draw:style-name="gr3" draw:text-style-name="P3" draw:layer="layout" svg:x1="5.482cm" svg:y1="7.146cm" svg:x2="6.877cm" svg:y2="7.146cm">
          <text:p/>
        </draw:line>
        <draw:frame draw:style-name="gr1" draw:text-style-name="P1" draw:layer="layout" svg:width="1.203cm" svg:height="1.203cm" svg:x="7.02cm" svg:y="4.05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14" draw:text-style-name="P2" draw:layer="layout" svg:width="3.786cm" svg:height="4.337cm" svg:x="6.479cm" svg:y="9.022cm">
          <draw:text-box>
            <text:p><text:span text:style-name="T1"><text:a xlink:href="http://server2:8082/" xlink:type="simple">http://server2:8082</text:a></text:span><text:span text:style-name="T1"><text:line-break/></text:span><text:span text:style-name="T1">CSS Server</text:span></text:p>
          </draw:text-box>
        </draw:frame>
        <draw:frame draw:style-name="gr1" draw:text-style-name="P1" draw:layer="layout" svg:width="1.203cm" svg:height="1.203cm" svg:x="6.971cm" svg:y="6.492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1" draw:text-style-name="P1" draw:layer="layout" svg:width="0.299cm" svg:height="0.299cm" svg:x="7.426cm" svg:y="6.3cm">
          <draw:image xlink:href="Pictures/100002010000010000000100689BFD8BB44CA981.png" xlink:type="simple" xlink:show="embed" xlink:actuate="onLoad" loext:mime-type="image/png">
            <text:p/>
          </draw:image>
        </draw:frame>
        <draw:frame draw:style-name="gr15" draw:text-style-name="P2" draw:layer="layout" svg:width="3.736cm" svg:height="5.756cm" svg:x="12.73cm" svg:y="7.564cm">
          <draw:text-box>
            <text:p><text:span text:style-name="T1"><text:a xlink:href="http://games1:9001/" xlink:type="simple">http://games1:9001</text:a></text:span><text:span text:style-name="T1"><text:line-break/></text:span><text:span text:style-name="T1">Java – Spring Boot</text:span></text:p>
          </draw:text-box>
        </draw:frame>
        <draw:frame draw:style-name="gr1" draw:text-style-name="P1" draw:layer="layout" svg:width="1.203cm" svg:height="1.203cm" svg:x="6.921cm" svg:y="1.509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14" draw:text-style-name="P2" draw:layer="layout" svg:width="3.786cm" svg:height="4.337cm" svg:x="13.079cm" svg:y="2.482cm">
          <draw:text-box>
            <text:p><text:span text:style-name="T1"><text:a xlink:href="http://server1:8081/" xlink:type="simple">http://server1:8081</text:a></text:span><text:span text:style-name="T1"><text:line-break/></text:span><text:span text:style-name="T1">HTML Server</text:span></text:p>
          </draw:text-box>
        </draw:frame>
        <draw:frame draw:style-name="gr1" draw:text-style-name="P1" draw:layer="layout" svg:width="0.526cm" svg:height="0.526cm" svg:x="7.375cm" svg:y="3.658cm">
          <draw:image xlink:href="Pictures/100002010000010000000100E2E208048C57221D.png" xlink:type="simple" xlink:show="embed" xlink:actuate="onLoad" loext:mime-type="image/png">
            <text:p/>
          </draw:image>
        </draw:frame>
        <draw:frame draw:style-name="gr1" draw:text-style-name="P1" draw:layer="layout" svg:width="0.448cm" svg:height="0.448cm" svg:x="7.276cm" svg:y="1.135cm">
          <draw:image xlink:href="Pictures/1000020100000100000001002BB353AC0418F9FF.png" xlink:type="simple" xlink:show="embed" xlink:actuate="onLoad" loext:mime-type="image/png">
            <text:p/>
          </draw:image>
        </draw:frame>
        <draw:frame draw:style-name="gr16" draw:text-style-name="P2" draw:layer="layout" svg:width="1.4cm" svg:height="0.675cm" svg:x="0.6cm" svg:y="5.123cm">
          <draw:text-box>
            <text:p><text:span text:style-name="T2">Client</text:span></text:p>
          </draw:text-box>
        </draw:frame>
        <draw:frame draw:style-name="gr17" draw:text-style-name="P2" draw:layer="layout" svg:width="2.958cm" svg:height="0.887cm" svg:x="6.242cm" svg:y="5.123cm">
          <draw:text-box>
            <text:p><text:span text:style-name="T2"><text:a xlink:href="http://server2:8082/" xlink:type="simple">http://server2:8082</text:a></text:span><text:span text:style-name="T2"><text:line-break/></text:span><text:span text:style-name="T2"> <text:s text:c="4"/>CSS Server</text:span></text:p>
          </draw:text-box>
        </draw:frame>
        <draw:frame draw:style-name="gr17" draw:text-style-name="P2" draw:layer="layout" svg:width="2.958cm" svg:height="0.887cm" svg:x="6.242cm" svg:y="2.524cm">
          <draw:text-box>
            <text:p><text:span text:style-name="T2"><text:a xlink:href="http://server1:8081/" xlink:type="simple">http://server1:8081</text:a></text:span><text:span text:style-name="T2"><text:line-break/></text:span><text:span text:style-name="T2"> <text:s text:c="2"/>HTML Server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241cm" svg:height="7.575cm" svg:x="3.379cm" svg:y="2.485cm"/>
      <draw:page-thumbnail draw:layer="backgroundobjects" svg:width="4.241cm" svg:height="7.575cm" svg:x="3.379cm" svg:y="11.061cm"/>
      <draw:page-thumbnail draw:layer="backgroundobjects" svg:width="4.241cm" svg:height="7.575cm" svg:x="3.379cm" svg:y="19.637cm"/>
      <draw:page-thumbnail draw:layer="backgroundobjects" svg:width="4.241cm" svg:height="7.575cm" svg:x="13.379cm" svg:y="2.485cm"/>
      <draw:page-thumbnail draw:layer="backgroundobjects" svg:width="4.241cm" svg:height="7.575cm" svg:x="13.379cm" svg:y="11.061cm"/>
      <draw:page-thumbnail draw:layer="backgroundobjects" svg:width="4.241cm" svg:height="7.575cm" svg:x="13.379cm" svg:y="19.63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9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09T14:37:48.733437325</meta:creation-date>
    <meta:editing-duration>PT5M49S</meta:editing-duration>
    <meta:editing-cycles>2</meta:editing-cycles>
    <meta:generator>LibreOffice/6.4.7.2$Linux_X86_64 LibreOffice_project/40$Build-2</meta:generator>
    <dc:date>2025-06-09T14:53:23.394561913</dc:date>
    <meta:document-statistic meta:object-count="91"/>
  </office:meta>
</office:document-meta>
</file>